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eterMapper.setParameter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Mapper.getCatalog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ameterMapper.ge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Mapper.getCatalog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ameterMapper.getCommandNam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ameterMapper.setCatalogKey( String catalog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